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6.354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1.332cm"/>
    </style:style>
    <style:style style:name="gr3" style:family="graphic" style:parent-style-name="standard">
      <style:graphic-properties draw:textarea-horizontal-align="justify" draw:textarea-vertical-align="top" draw:auto-grow-height="false" fo:min-height="5.846cm" fo:min-width="4.834cm"/>
    </style:style>
    <style:style style:name="gr4" style:family="graphic" style:parent-style-name="standard">
      <style:graphic-properties draw:textarea-horizontal-align="justify" draw:textarea-vertical-align="top" draw:auto-grow-height="false" fo:min-height="7.37cm" fo:min-width="8.136cm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1.738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.512cm" fo:min-width="2.548cm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0.512cm" fo:min-width="3.302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0.02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="none" draw:fill-color="#ffffff"/>
      <style:text-properties style:font-name="Courier1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-color="#ffffff"/>
    </style:style>
    <style:style style:name="T1" style:family="text">
      <style:text-properties style:font-name="Courier1"/>
    </style:style>
    <style:style style:name="T2" style:family="text">
      <style:text-properties style:font-name="Courier1" fo:font-size="18pt" style:letter-kerning="true" style:font-name-asian="Noto Sans CJK SC Regular" style:font-size-asian="18pt" style:font-name-complex="FreeSans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334cm" svg:height="6.604cm" svg:x="3.048cm" svg:y="6.35cm">
          <text:p text:style-name="P1">HM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86cm" svg:height="0.508cm" svg:x="8.382cm" svg:y="8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5.334cm" svg:height="6.096cm" svg:x="10.668cm" svg:y="6.604cm">
          <text:p text:style-name="P1">PL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636cm" svg:height="7.62cm" svg:x="18.796cm" svg:y="6.604cm">
          <text:p text:style-name="P1">Slave Devic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0.508cm" svg:x="16.002cm" svg:y="8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3.048cm" svg:height="0.762cm" svg:x="19.812cm" svg:y="8.89cm">
          <text:p text:style-name="P1">Button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48cm" svg:height="0.762cm" svg:x="19.812cm" svg:y="9.906cm">
          <text:p text:style-name="P1">Button2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02cm" svg:height="0.762cm" svg:x="19.312cm" svg:y="11.076cm">
          <text:p text:style-name="P3">La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016cm" svg:height="0.762cm" svg:x="21.598cm" svg:y="11.076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9" draw:text-style-name="P6" draw:layer="layout" svg:width="3.81cm" svg:height="0.975cm" svg:x="23.114cm" svg:y="8.89cm">
          <draw:text-box>
            <text:p><text:span text:style-name="T1">%IX100.0</text:span></text:p>
          </draw:text-box>
        </draw:frame>
        <draw:frame draw:style-name="gr9" draw:text-style-name="P7" draw:layer="layout" svg:width="3.81cm" svg:height="0.975cm" svg:x="23.114cm" svg:y="9.852cm">
          <draw:text-box>
            <text:p><text:span text:style-name="T2">%IX100.1</text:span></text:p>
          </draw:text-box>
        </draw:frame>
        <draw:frame draw:style-name="gr9" draw:text-style-name="P6" draw:layer="layout" svg:width="3.81cm" svg:height="0.975cm" svg:x="23.168cm" svg:y="10.976cm">
          <draw:text-box>
            <text:p><text:span text:style-name="T2">%QX100.0</text:span></text:p>
          </draw:text-box>
        </draw:frame>
        <draw:frame draw:style-name="gr10" draw:text-style-name="P7" draw:layer="layout" svg:width="2.286cm" svg:height="1.27cm" svg:x="8.382cm" svg:y="6.858cm">
          <draw:text-box>
            <text:p>HTTP</text:p>
          </draw:text-box>
        </draw:frame>
        <draw:frame draw:style-name="gr11" draw:text-style-name="P7" draw:layer="layout" svg:width="2.794cm" svg:height="2.032cm" svg:x="16.002cm" svg:y="6.404cm">
          <draw:text-box>
            <text:p>Modbus TCP/IP</text:p>
          </draw:text-box>
        </draw:frame>
        <draw:frame draw:style-name="gr12" draw:text-style-name="P8" draw:layer="layout" svg:width="1.778cm" svg:height="0.806cm" svg:x="10.668cm" svg:y="7.928cm">
          <draw:text-box>
            <text:p><text:span text:style-name="T3">eth0</text:span></text:p>
          </draw:text-box>
        </draw:frame>
        <draw:frame draw:style-name="gr12" draw:text-style-name="P8" draw:layer="layout" svg:width="1.778cm" svg:height="0.806cm" svg:x="14.668cm" svg:y="7.928cm">
          <draw:text-box>
            <text:p><text:span text:style-name="T3">eth1</text:span></text:p>
          </draw:text-box>
        </draw:frame>
        <draw:frame draw:style-name="gr13" draw:text-style-name="P9" draw:layer="layout" svg:width="3.302cm" svg:height="1.778cm" svg:x="3.556cm" svg:y="7.62cm">
          <draw:text-box>
            <text:p><text:span text:style-name="T4">OpenPLC Editor</text:span></text:p>
          </draw:text-box>
        </draw:frame>
        <draw:frame draw:style-name="gr13" draw:text-style-name="P9" draw:layer="layout" svg:width="3.302cm" svg:height="1.778cm" svg:x="3.556cm" svg:y="9.652cm">
          <draw:text-box>
            <text:p><text:span text:style-name="T4">Browser</text:span></text:p>
          </draw:text-box>
        </draw:frame>
        <draw:frame draw:style-name="gr13" draw:text-style-name="P9" draw:layer="layout" svg:width="3.302cm" svg:height="1.778cm" svg:x="11.684cm" svg:y="9.906cm">
          <draw:text-box>
            <text:p><text:span text:style-name="T4">Wireshark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13:01:07.779825123</meta:creation-date>
    <dc:date>2019-08-28T15:00:10.607487699</dc:date>
    <meta:editing-duration>PT12M41S</meta:editing-duration>
    <meta:editing-cycles>3</meta:editing-cycles>
    <meta:generator>LibreOffice/5.1.6.2$Linux_X86_64 LibreOffice_project/10m0$Build-2</meta:generator>
    <meta:document-statistic meta:object-count="42"/>
  </office:meta>
</office:document-meta>
</file>